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 fo:line-height="200%"/>
    </style:style>
    <style:style style:name="T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text-align="center" fo:line-height="150%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Web" style:list-style-name="LFO2" style:family="paragraph">
      <style:paragraph-properties fo:margin-top="0in" fo:margin-bottom="0in" fo:line-height="150%"/>
    </style:style>
    <style:style style:name="P8" style:parent-style-name="NormalWeb" style:list-style-name="LFO2" style:family="paragraph">
      <style:paragraph-properties fo:margin-top="0in" fo:margin-bottom="0in" fo:line-height="150%"/>
    </style:style>
    <style:style style:name="P9" style:parent-style-name="NormalWeb" style:list-style-name="LFO2" style:family="paragraph">
      <style:paragraph-properties fo:margin-top="0in" fo:margin-bottom="0in" fo:line-height="150%"/>
    </style:style>
    <style:style style:name="P10" style:parent-style-name="NormalWeb" style:list-style-name="LFO2" style:family="paragraph">
      <style:paragraph-properties fo:margin-top="0in" fo:margin-bottom="0in" fo:line-height="150%"/>
    </style:style>
    <style:style style:name="P11" style:parent-style-name="NormalWeb" style:list-style-name="LFO2" style:family="paragraph">
      <style:paragraph-properties fo:margin-top="0in" fo:margin-bottom="0in" fo:line-height="150%"/>
    </style:style>
    <style:style style:name="P12" style:parent-style-name="NormalWeb" style:list-style-name="LFO2" style:family="paragraph">
      <style:paragraph-properties fo:margin-top="0in" fo:margin-bottom="0in" fo:line-height="150%"/>
    </style:style>
    <style:style style:name="P13" style:parent-style-name="NormalWeb" style:list-style-name="LFO2" style:family="paragraph">
      <style:paragraph-properties fo:margin-top="0in" fo:margin-bottom="0in" fo:line-height="150%"/>
    </style:style>
    <style:style style:name="P14" style:parent-style-name="NormalWeb" style:list-style-name="LFO2" style:family="paragraph">
      <style:paragraph-properties fo:margin-top="0in" fo:margin-bottom="0in" fo:line-height="150%"/>
    </style:style>
    <style:style style:name="P15" style:parent-style-name="NormalWeb" style:list-style-name="LFO2" style:family="paragraph">
      <style:paragraph-properties fo:margin-top="0in" fo:margin-bottom="0in" fo:line-height="150%"/>
    </style:style>
    <style:style style:name="P16" style:parent-style-name="NormalWeb" style:list-style-name="LFO2" style:family="paragraph">
      <style:paragraph-properties fo:margin-top="0in" fo:margin-bottom="0in" fo:line-height="150%"/>
    </style:style>
    <style:style style:name="P17" style:parent-style-name="NormalWeb" style:list-style-name="LFO2" style:family="paragraph">
      <style:paragraph-properties fo:margin-top="0in" fo:margin-bottom="0in" fo:line-height="150%"/>
    </style:style>
    <style:style style:name="P18" style:parent-style-name="NormalWeb" style:list-style-name="LFO2" style:family="paragraph">
      <style:paragraph-properties fo:margin-top="0in" fo:margin-bottom="0in" fo:line-height="150%"/>
    </style:style>
    <style:style style:name="P19" style:parent-style-name="NormalWeb" style:list-style-name="LFO2" style:family="paragraph">
      <style:paragraph-properties fo:margin-top="0in" fo:margin-bottom="0in" fo:line-height="150%"/>
    </style:style>
    <style:style style:name="P20" style:parent-style-name="NormalWeb" style:list-style-name="LFO2" style:family="paragraph">
      <style:paragraph-properties fo:margin-top="0in" fo:margin-bottom="0in" fo:line-height="150%"/>
    </style:style>
    <style:style style:name="P21" style:parent-style-name="NormalWeb" style:list-style-name="LFO2" style:family="paragraph">
      <style:paragraph-properties fo:margin-top="0in" fo:margin-bottom="0in" fo:line-height="150%"/>
    </style:style>
    <style:style style:name="P22" style:parent-style-name="NormalWeb" style:list-style-name="LFO2" style:family="paragraph">
      <style:paragraph-properties fo:margin-top="0in" fo:margin-bottom="0in" fo:line-height="150%"/>
    </style:style>
    <style:style style:name="P23" style:parent-style-name="NormalWeb" style:list-style-name="LFO2" style:family="paragraph">
      <style:paragraph-properties fo:margin-top="0in" fo:margin-bottom="0in" fo:line-height="150%"/>
    </style:style>
    <style:style style:name="P24" style:parent-style-name="NormalWeb" style:list-style-name="LFO2" style:family="paragraph">
      <style:paragraph-properties fo:margin-top="0in" fo:margin-bottom="0in" fo:line-height="150%"/>
    </style:style>
    <style:style style:name="P25" style:parent-style-name="NormalWeb" style:list-style-name="LFO2" style:family="paragraph">
      <style:paragraph-properties fo:margin-top="0in" fo:margin-bottom="0in" fo:line-height="150%"/>
    </style:style>
    <style:style style:name="P26" style:parent-style-name="NormalWeb" style:list-style-name="LFO2" style:family="paragraph">
      <style:paragraph-properties fo:margin-top="0in" fo:margin-bottom="0in" fo:line-height="150%"/>
    </style:style>
  </office:automatic-styles>
  <office:body>
    <office:text text:use-soft-page-breaks="true">
      <text:p text:style-name="P1"><text:span text:style-name="T2">Arden Rasmussen</text:span><text:s/>–<text:s/><text:span text:style-name="T3">201-F5</text:span></text:p>
      <text:p text:style-name="P4">Tarea #2 - Cuestionario</text:p>
      <text:p text:style-name="P5"><text:span text:style-name="T6">Laguna del Diamante</text:span></text:p>
      <text:list text:style-name="LFO2" text:continue-numbering="true">
        <text:list-item>
          <text:p text:style-name="P7">Cecilia fue a Argentina después de Navidad hace algunos años.</text:p>
        </text:list-item>
        <text:list-item>
          <text:p text:style-name="P8">El destino de la excursión era la famosa Laguna del Diamante.</text:p>
        </text:list-item>
        <text:list-item>
          <text:p text:style-name="P9">El clima estaba muy bueno. El cielo estaba muy azul, no había ni una sola nube, el sol brillaba fuerte y ya se sentía un poco de calor.</text:p>
        </text:list-item>
        <text:list-item>
          <text:p text:style-name="P10">El papá<text:s/>de Cecilia levantó más temprano.</text:p>
        </text:list-item>
        <text:list-item>
          <text:p text:style-name="P11">Ellos se sentaron en la cocina y desayunaron tranquilamente y esperaron a que los otros llegaran.</text:p>
        </text:list-item>
        <text:list-item>
          <text:p text:style-name="P12">Ellos salieron de la casa a las ocho.</text:p>
        </text:list-item>
        <text:list-item>
          <text:p text:style-name="P13">Ellos cruzaron el Río<text:s/>Mendoza, y ellos pasaron muchas fincas con diferentes plantaciones y pozos de petróleo.</text:p>
        </text:list-item>
        <text:list-item>
          <text:p text:style-name="P14">El paisaje en las montañas era un desierto con pocos árboles y montañas magníficas.</text:p>
        </text:list-item>
        <text:list-item>
          <text:p text:style-name="P15">Las vacas y caballos estaban en una vega y los animales comían.</text:p>
        </text:list-item>
        <text:list-item>
          <text:p text:style-name="P16">Estaban a una altura de 3000 metros.</text:p>
        </text:list-item>
        <text:list-item>
          <text:p text:style-name="P17">Las flores eran moradas y pequeñas y están creciendo en grupos pequeños.</text:p>
        </text:list-item>
        <text:list-item>
          <text:p text:style-name="P18">La camioneta<text:s/>se rompió y ellos necesitaron parar.</text:p>
        </text:list-item>
        <text:list-item>
          <text:p text:style-name="P19">Eliana y Adriana se hicieron un propio picnic, mientras otras personas trabajaron para cambiar la rueda de la camioneta.</text:p>
        </text:list-item>
        <text:list-item>
          <text:p text:style-name="P20">La cueva sirve de refugio cuando hay grandes tormentas de nieve y viento.</text:p>
        </text:list-item>
        <text:list-item>
          <text:p text:style-name="P21">La laguna era de un intenso color azul turquesa.</text:p>
        </text:list-item>
        <text:list-item>
          <text:p text:style-name="P22">El nombre del volcán es Maipo.</text:p>
        </text:list-item>
        <text:list-item>
          <text:p text:style-name="P23">Ellos llevaron a los perros en la excursión.</text:p>
        </text:list-item>
        <text:list-item>
          <text:p text:style-name="P24">Algunas personas fueron a pescar, y otros fueron a<text:s/>escalar un poco.</text:p>
        </text:list-item>
        <text:list-item>
          <text:p text:style-name="P25">Mi foto favorita es la foto del volcán Maipo y la laguna. En la fotografía hay una gran montaña y la laguna, que es muy azul. En todas las otras fotos, el paisaje es un desierto, similar a mi ciudad natal.</text:p>
        </text:list-item>
        <text:list-item>
          <text:p text:style-name="P26">La mejor fotografía es la foto del volcán y laguna. O la foto que tiene el número 18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panish</dc:title>
    <dc:creator>Profile</dc:creator>
    <meta:creation-date>2016-10-02T23:49:00Z</meta:creation-date>
    <dc:date>2016-12-02T17:08:00Z</dc:date>
    <meta:template xlink:href="Spanish.ott" xlink:type="simple"/>
    <meta:editing-cycles>17</meta:editing-cycles>
    <meta:editing-duration>PT41340S</meta:editing-duration>
    <meta:user-defined meta:name="AppVersion">14.0000</meta:user-defined>
    <meta:user-defined meta:name="Company">Indiana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9" meta:character-count="1601" meta:row-count="11" meta:non-whitespace-character-count="1365"/>
  </office:meta>
</office:document-meta>
</file>